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86ab6"/>
    </style:style>
    <style:style style:name="P2" style:family="paragraph" style:parent-style-name="Standard">
      <style:text-properties style:text-line-through-style="none" style:text-line-through-type="none" officeooo:rsid="0027040e" officeooo:paragraph-rsid="00286ab6"/>
    </style:style>
    <style:style style:name="P3" style:family="paragraph" style:parent-style-name="Text_20_body">
      <style:text-properties style:text-line-through-style="solid" style:text-line-through-type="single" officeooo:paragraph-rsid="00286ab6"/>
    </style:style>
    <style:style style:name="P4" style:family="paragraph" style:parent-style-name="Text_20_body">
      <style:text-properties style:text-line-through-style="none" style:text-line-through-type="none" officeooo:paragraph-rsid="00286ab6"/>
    </style:style>
    <style:style style:name="P5" style:family="paragraph" style:parent-style-name="Text_20_body">
      <style:text-properties style:text-line-through-style="none" style:text-line-through-type="none" officeooo:rsid="000ac9a4" officeooo:paragraph-rsid="00286ab6" fo:background-color="#ff6600"/>
    </style:style>
    <style:style style:name="P6" style:family="paragraph" style:parent-style-name="Text_20_body">
      <style:text-properties style:text-line-through-style="none" style:text-line-through-type="none" officeooo:rsid="000bae11" officeooo:paragraph-rsid="00286ab6" fo:background-color="#ff6600"/>
    </style:style>
    <style:style style:name="P7" style:family="paragraph" style:parent-style-name="Text_20_body">
      <style:text-properties style:text-line-through-style="none" style:text-line-through-type="none" officeooo:rsid="000ee6db" officeooo:paragraph-rsid="00286ab6" fo:background-color="#ff6600"/>
    </style:style>
    <style:style style:name="P8" style:family="paragraph" style:parent-style-name="Text_20_body">
      <style:text-properties style:text-line-through-style="none" style:text-line-through-type="none" officeooo:rsid="000d87d6" officeooo:paragraph-rsid="00286ab6"/>
    </style:style>
    <style:style style:name="P9" style:family="paragraph" style:parent-style-name="Text_20_body">
      <style:text-properties style:text-line-through-style="none" style:text-line-through-type="none" officeooo:rsid="000bae11" officeooo:paragraph-rsid="00286ab6"/>
    </style:style>
    <style:style style:name="P10" style:family="paragraph" style:parent-style-name="Text_20_body" style:list-style-name="L1">
      <style:text-properties style:text-line-through-style="none" style:text-line-through-type="none" officeooo:paragraph-rsid="00286ab6"/>
    </style:style>
    <style:style style:name="P11" style:family="paragraph" style:parent-style-name="Text_20_body" style:list-style-name="L1">
      <style:paragraph-properties fo:margin-top="0in" fo:margin-bottom="0in" loext:contextual-spacing="false"/>
      <style:text-properties style:text-line-through-style="none" style:text-line-through-type="none" officeooo:paragraph-rsid="00286ab6"/>
    </style:style>
    <style:style style:name="P12" style:family="paragraph" style:parent-style-name="Heading_20_2">
      <style:text-properties style:text-line-through-style="solid" style:text-line-through-type="single" officeooo:paragraph-rsid="00286ab6"/>
    </style:style>
    <style:style style:name="P13" style:family="paragraph" style:parent-style-name="Heading_20_2">
      <style:text-properties style:text-line-through-style="none" style:text-line-through-type="none" officeooo:paragraph-rsid="00286ab6"/>
    </style:style>
    <style:style style:name="P14" style:family="paragraph" style:parent-style-name="Preformatted_20_Text">
      <style:paragraph-properties fo:margin-top="0in" fo:margin-bottom="0.1965in" loext:contextual-spacing="false"/>
      <style:text-properties style:text-line-through-style="none" style:text-line-through-type="none" officeooo:paragraph-rsid="00286ab6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solid" style:text-line-through-type="single" officeooo:rsid="000a96f8" fo:background-color="#ff6600" loext:char-shading-value="0"/>
    </style:style>
    <style:style style:name="T3" style:family="text">
      <style:text-properties style:text-line-through-style="solid" style:text-line-through-type="single" officeooo:rsid="000ac9a4" fo:background-color="#ff6600" loext:char-shading-value="0"/>
    </style:style>
    <style:style style:name="T4" style:family="text">
      <style:text-properties style:text-line-through-style="solid" style:text-line-through-type="single" fo:background-color="#ff3333" loext:char-shading-value="0"/>
    </style:style>
    <style:style style:name="T5" style:family="text">
      <style:text-properties style:text-line-through-style="solid" style:text-line-through-type="single" officeooo:rsid="00295597" fo:background-color="#ff3333" loext:char-shading-value="0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none" style:text-line-through-type="none" officeooo:rsid="000a96f8" fo:background-color="#ff6600" loext:char-shading-value="0"/>
    </style:style>
    <style:style style:name="T8" style:family="text">
      <style:text-properties style:text-line-through-style="none" style:text-line-through-type="none" officeooo:rsid="000ac9a4" fo:background-color="#ff6600" loext:char-shading-value="0"/>
    </style:style>
    <style:style style:name="T9" style:family="text">
      <style:text-properties style:text-line-through-style="none" style:text-line-through-type="none" fo:background-color="#ff3333" loext:char-shading-value="0"/>
    </style:style>
    <style:style style:name="T10" style:family="text">
      <style:text-properties style:text-line-through-style="none" style:text-line-through-type="none" officeooo:rsid="00295597" fo:background-color="#ff3333" loext:char-shading-value="0"/>
    </style:style>
    <style:style style:name="T11" style:family="text">
      <style:text-properties officeooo:rsid="000d87d6"/>
    </style:style>
    <style:style style:name="T12" style:family="text">
      <style:text-properties fo:background-color="#ff3333" loext:char-shading-value="0"/>
    </style:style>
    <style:style style:name="T13" style:family="text">
      <style:text-properties officeooo:rsid="00295597" fo:background-color="#ff3333" loext:char-shading-value="0"/>
    </style:style>
    <style:style style:name="T14" style:family="text">
      <style:text-properties officeooo:rsid="000a96f8" fo:background-color="#ff6600" loext:char-shading-value="0"/>
    </style:style>
    <style:style style:name="T15" style:family="text">
      <style:text-properties officeooo:rsid="000ac9a4" fo:background-color="#ff6600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Walidacja Formularzy</text:h>
      <text:p text:style-name="P4">Należy przeprowadzić walidacje/modyfikacje zawartości formularzy korzystając z JavaScript: </text:p>
      <text:p text:style-name="P1"><text:span text:style-name="T1">1. </text:span><text:span text:style-name="Strong_20_Emphasis"><text:span text:style-name="T1">[2p]</text:span></text:span><text:span text:style-name="T1"> W formularzu dokonywania wpisu z projektu dot. Blogu, pola data i godzina muszą zawierać domyślnie aktualna datę i godzinę klienta. </text:span></text:p>
      <text:p text:style-name="P1"><text:span text:style-name="T1">2. </text:span><text:span text:style-name="Strong_20_Emphasis"><text:span text:style-name="T1">[3p]</text:span></text:span><text:span text:style-name="T1"> Przy modyfikacji daty i godziny należy wymusić zgodność z formatem: RRRR-MM-DD , GG:MM. Ponadto należy zaprogramować mechanizm uniemożliwiający wprowadzenie nieistniejącej daty (0&lt;miesiąc&lt;12, 0&lt;dzień&lt;{28,29,30,31}, 0&lt;rok). Przy wystąpieniu błędu data i godzina powinna być aktualizowana do bieżącej. </text:span></text:p>
      <text:p text:style-name="P1"><text:span text:style-name="T1">3. </text:span><text:span text:style-name="Strong_20_Emphasis"><text:span text:style-name="T1">[3p]</text:span></text:span><text:span text:style-name="T1"> Dodaj mechanizm umożliwiający przesłanie dowolnej liczby plików: dynamiczne dodawanie odpowiednich elementów służących do przesyłania zawartości pliku. Zwróć uwagę na odpowiednie nazywanie elementów umożliwiających przesłanie pliku. </text:span><text:span text:style-name="T6"><text:line-break/><text:line-break/></text:span><text:span text:style-name="T7">Jak to zrobiłem?: <text:line-break/>Ad.1, 2 walidacjaFormularzy.js, a pliku fwpis.php inkludowałem .js plik<text:line-break/>Ad. 3 files.js, </text:span><text:span text:style-name="T8">a w pliku fwpis.php inkulowałem .js plik oraz stworzyłem div’a files do ktorego trafiaja dodawane pliczki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3" text:outline-level="2"><text:bookmark text:name="javascript_i_css"/><text:soft-page-break/>JavaScript i CSS</text:h>
      <text:p text:style-name="P1"><text:span text:style-name="T1">4. </text:span><text:span text:style-name="Strong_20_Emphasis"><text:span text:style-name="T1">[1p]</text:span></text:span><text:span text:style-name="T1"> Kod JavaScript realizujący poniższe ćwiczenia umieść w osobnym pliku, inkludowanym przez każda stronę Twojego portalu (jako portal rozumiany jest system blogów albo portal implementowany jako rezultat projektów </text:span><text:span text:style-name="acronym"><text:span text:style-name="T1">XHTML</text:span></text:span><text:span text:style-name="T1">/</text:span><text:span text:style-name="acronym"><text:span text:style-name="T1">CSS</text:span></text:span><text:span text:style-name="T1">). </text:span></text:p>
      <text:p text:style-name="P1"><text:span text:style-name="T1">5. </text:span><text:span text:style-name="Strong_20_Emphasis"><text:span text:style-name="T1">[3p]</text:span></text:span><text:span text:style-name="T1"> Używając </text:span><text:span text:style-name="acronym"><text:span text:style-name="T1">DOM</text:span></text:span><text:span text:style-name="T1"> wygeneruj listę dostępnych stylów alternatywnych na każdej stronie swojego portalu z poprzednich ćwiczeń. Lista może być zbudowana np. z elementów li, albo a albo list rozwijanych formularza. </text:span></text:p>
      <text:p text:style-name="P3">Do przeglądnięcia hierarchii elementów możesz użyć np. FireBug (rozszerzenie Firefox). </text:p>
      <text:p text:style-name="P1"><text:span text:style-name="Strong_20_Emphasis"><text:span text:style-name="T1">Uwaga</text:span></text:span><text:span text:style-name="T1">: informacje o stylach tj. nazwa, rodzaj etc. nie mogą być zaprogramowane na sztywno w kodzie JavaScript, muszą być pobierane z odpowiednich elementów dokument </text:span><text:span text:style-name="acronym"><text:span text:style-name="T1">XHTML</text:span></text:span><text:span text:style-name="T1">! </text:span></text:p>
      <text:p text:style-name="P1"><text:span text:style-name="T1">Informacje na temat JavaScript i </text:span><text:span text:style-name="acronym"><text:span text:style-name="T1">DOM</text:span></text:span><text:span text:style-name="T1">: </text:span></text:p>
      <text:p text:style-name="P1"><text:span text:style-name="T1">6. </text:span><text:span text:style-name="Strong_20_Emphasis"><text:span text:style-name="T1">[2p]</text:span></text:span><text:span text:style-name="T1"> Korzystając z onClick na elementach listy i </text:span><text:span text:style-name="acronym"><text:span text:style-name="T1">DOM</text:span></text:span><text:span text:style-name="T1"> zaprogramuj stronę tak aby przeglądarka przełączała aktywny styl. </text:span></text:p>
      <text:p text:style-name="P3">Podpowiedź: element LINK określający styl posiada własność disabled, która ustawiona jest na true dla stylów alternatywnych oraz false dla preferowanych oraz persistant.</text:p>
      <text:p text:style-name="P1"><text:span text:style-name="Strong_20_Emphasis"><text:span text:style-name="T1">Uwaga</text:span></text:span><text:span text:style-name="T1"> na kaskadowe łączenie stylów i wiele elementów LINK o takiej samej wartości atrybutu title. </text:span></text:p>
      <text:p text:style-name="P1"><text:span text:style-name="T1">7. </text:span><text:span text:style-name="Strong_20_Emphasis"><text:span text:style-name="T1">[3p]</text:span></text:span><text:span text:style-name="T1"> Za pomocą Cookies zaprogramuj aby wybrany styl był domyślny przy ponownym odwiedzaniu strony, albo przejściu do innej strony Twojego portalu.</text:span></text:p>
      <text:p text:style-name="P6">Ad 4 plik style.js inkludowany przez 4 pliczki html <text:line-break/>Ad 5 w pliku style.js mamy funkcję listStyles(), która jest wołana przy każdym załadowaniu strony : body onload: listStyles(), szuka link a potem ich nazwy I dodaje do diva zmianastyli odpowiednie linki, które wołąją setStyle(name)<text:span text:style-name="T11"><text:line-break/>Ad 6 w pliku style.js mamy funkcję setStyle(name) → szuakmy linkow, potem jesli ustawiony attrybut title no to style.disabled = true a jesli ten styl ma ta sama nazwe co name no to style.disabled = false I jeszcze sprawdzamy unique, czyli pierwszy styl ktory sie pojawi o ten nazwie name to ten ustawiamy, nie bedzie możliwosci ustawienia drugiego stylu ktory nazywa sie jak ten pierwszy; </text:span></text:p>
      <text:p text:style-name="P7">Ad 7 mamy 3 funkcje<text:line-break/>- getstyle → zwraca nazwe title style gdzie style.disabled = false<text:line-break/>-createCookie tworzy cookie, o podanym name, style I liczbie dni<text:line-break/>-readCookie odczytuje cookie przy podanym name<text:line-break/>onload – jesli jest cookie to wczytujemy style a jak nie to getstyle<text:line-break/>onunload – getstyle jaki mamy ustawiamy cookie style</text:p>
      <text:p text:style-name="P8"/>
      <text:p text:style-name="P9"/>
      <text:p text:style-name="P9"/>
      <text:h text:style-name="P13" text:outline-level="2"><text:bookmark text:name="ajax"/><text:soft-page-break/>AJAX</text:h>
      <text:p text:style-name="P4">Zaimplementuj prosty interaktywny komunikator dla osób odwiedzających Twojego bloga. </text:p>
      <text:p text:style-name="P1"><text:span text:style-name="Strong_20_Emphasis"><text:span text:style-name="T6">[2p]</text:span></text:span><text:span text:style-name="T6"> Interfejs komunikator musi składać się z następujących elementów: </text:span></text:p>
      <text:list xml:id="list3933303179118878043" text:style-name="L1">
        <text:list-item>
          <text:p text:style-name="P11">Przycisk aktywujący komunikator (checkbox)</text:p>
        </text:list-item>
        <text:list-item>
          <text:p text:style-name="P11">Tekstowe pole wyświetlające komunikaty</text:p>
        </text:list-item>
        <text:list-item>
          <text:p text:style-name="P11">Tekstowe pole do wpisania imienia.</text:p>
        </text:list-item>
        <text:list-item>
          <text:p text:style-name="P11">Tekstowe pole do wysyłania komunikatów.</text:p>
        </text:list-item>
        <text:list-item>
          <text:p text:style-name="P10">Przycisk wyślij, wysyłający komunikat.</text:p>
        </text:list-item>
      </text:list>
      <text:p text:style-name="P1"><text:span text:style-name="Strong_20_Emphasis"><text:span text:style-name="T6">[7p]</text:span></text:span><text:span text:style-name="T6"> Komunikator jest aktywny tylko wtedy, gdy przycisk aktywujący jest włączony. Pole wyświetlające komunikaty zawiera wiadomości przysyłane przez wszystkich użytkowników korzystających z komunikatora. Wyświetlany komunikat musi być poprzedzony imieniem nadawcy np: </text:span></text:p>
      <text:p text:style-name="P14">Kasia: Pisz szybko bo szybko czytam.</text:p>
      <text:p text:style-name="P1"><text:span text:style-name="Strong_20_Emphasis"><text:span text:style-name="T9">[</text:span></text:span><text:span text:style-name="Strong_20_Emphasis"><text:span text:style-name="T10">5</text:span></text:span><text:span text:style-name="Strong_20_Emphasis"><text:span text:style-name="T9">p]</text:span></text:span><text:span text:style-name="T9"> Aplikacja powinna być skalowalna, proszę zminimalizować częstotliwość tworzenia nowych połączeń z serwerem, jednocześnie zapewniając komunikację w czasie rzeczywistym (long poll). </text:span></text:p>
      <text:p text:style-name="P1"><text:span text:style-name="Strong_20_Emphasis"><text:span text:style-name="T6">Uwaga</text:span></text:span><text:span text:style-name="T6">: ilość komunikatów przechowywana na serwerze musi być ograniczona. </text:span></text:p>
      <text:p text:style-name="P2">???????????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1:53:02.675243377</meta:creation-date>
    <dc:date>2019-01-14T16:16:15.154866589</dc:date>
    <meta:editing-duration>PT5H59M8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3" meta:paragraph-count="30" meta:word-count="583" meta:character-count="4233" meta:non-whitespace-character-count="3663"/>
  </office:meta>
</office:document-meta>
</file>